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8000002D80B8F896073FF3322.png" manifest:media-type="image/png"/>
  <manifest:file-entry manifest:full-path="Pictures/10000201000002DA000002D944A8EC13F7592C3D.png" manifest:media-type="image/png"/>
  <manifest:file-entry manifest:full-path="Pictures/10000201000002DD000002D8D2D957C1E01CD685.png" manifest:media-type="image/png"/>
  <manifest:file-entry manifest:full-path="Pictures/10000000000003BB000000AF223E5FD50747FE73.png" manifest:media-type="image/png"/>
  <manifest:file-entry manifest:full-path="Pictures/10000000000002E20000023FFEC33774104C40F1.png" manifest:media-type="image/png"/>
  <manifest:file-entry manifest:full-path="Pictures/10000000000003B0000003AE12ACB95E19EFD02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WenQuanYi Zen Hei Sharp1" svg:font-family="'WenQuanYi Zen Hei Sharp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draw:stroke-dash="Fine_20_Dashed" svg:stroke-width="0.053cm" svg:stroke-color="#c5000b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cm, 0cm, 0.61cm, 0cm)" draw:image-opacity="100%" style:mirror="none"/>
    </style:style>
    <style:style style:name="gr4" style:family="graphic" style:parent-style-name="objectwithoutfill">
      <style:graphic-properties svg:stroke-width="0.053cm" svg:stroke-color="#c5000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draw:stroke-dash="Fine_20_Dashed" svg:stroke-width="0.053cm" svg:stroke-color="#c5000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.572cm" fo:min-width="2.457cm"/>
    </style:style>
    <style:style style:name="gr8" style:family="graphic" style:parent-style-name="standard">
      <style:graphic-properties draw:stroke="none" svg:stroke-color="#000000" draw:fill="none" draw:fill-color="#ffffff" fo:min-height="1.912cm"/>
    </style:style>
    <style:style style:name="gr9" style:family="graphic" style:parent-style-name="standard">
      <style:graphic-properties draw:stroke="none" svg:stroke-color="#000000" draw:fill="none" draw:fill-color="#ffffff" fo:min-height="1.588cm"/>
    </style:style>
    <style:style style:name="gr10" style:family="graphic" style:parent-style-name="standard">
      <style:graphic-properties draw:stroke="dash" draw:stroke-dash="Fine_20_Dashed" svg:stroke-width="0.081cm" svg:stroke-color="#333333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93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 draw:opacity="50%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style:paragraph-properties fo:text-align="center"/>
    </style:style>
    <style:style style:name="P6" style:family="paragraph">
      <style:text-properties fo:font-size="24pt"/>
    </style:style>
    <style:style style:name="P7" style:family="paragraph">
      <loext:graphic-properties draw:fill="none" draw:fill-color="#ffffff"/>
      <style:text-properties style:font-name="Liberation Sans1" fo:font-size="24pt" fo:font-weight="normal"/>
    </style:style>
    <style:style style:name="P8" style:family="paragraph">
      <loext:graphic-properties draw:fill-color="#ffffff"/>
    </style:style>
    <style:style style:name="T1" style:family="text">
      <style:text-properties style:font-name="Liberation Sans1" fo:font-size="40pt"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ans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Liberation Sans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1"/>
    </style:style>
    <style:style style:name="T5" style:family="text">
      <style:text-properties style:font-name="Liberation Serif"/>
    </style:style>
    <style:style style:name="T6" style:family="text">
      <style:text-properties style:font-name="Liberation Sans1"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Liberation Sans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ans1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99cm" svg:height="12.675cm" svg:x="14.52cm" svg:y="9.589cm">
          <draw:image xlink:href="Pictures/10000000000003B0000003AE12ACB95E19EFD029.png" xlink:type="simple" xlink:show="embed" xlink:actuate="onLoad">
            <text:p/>
          </draw:image>
        </draw:frame>
        <draw:frame draw:style-name="gr2" draw:text-style-name="P1" draw:layer="layout" svg:width="12.7cm" svg:height="9.907cm" svg:x="1.046cm" svg:y="9.853cm">
          <draw:image xlink:href="Pictures/10000000000002E20000023FFEC33774104C40F1.png" xlink:type="simple" xlink:show="embed" xlink:actuate="onLoad">
            <text:p/>
          </draw:image>
        </draw:frame>
        <draw:frame draw:style-name="gr3" draw:text-style-name="P1" draw:layer="layout" svg:width="13.208cm" svg:height="1.981cm" svg:x="0.787cm" svg:y="20.181cm">
          <draw:image xlink:href="Pictures/10000000000003BB000000AF223E5FD50747FE73.png" xlink:type="simple" xlink:show="embed" xlink:actuate="onLoad">
            <text:p/>
          </draw:image>
        </draw:frame>
        <draw:line draw:style-name="gr4" draw:text-style-name="P1" draw:layer="layout" svg:x1="13.999cm" svg:y1="19.69cm" svg:x2="23.355cm" svg:y2="12.576cm">
          <text:p/>
        </draw:line>
        <draw:line draw:style-name="gr5" draw:text-style-name="P1" draw:layer="layout" svg:x1="17.168cm" svg:y1="3.914cm" svg:x2="10.804cm" svg:y2="5.63cm">
          <text:p/>
        </draw:line>
        <draw:frame draw:style-name="gr6" draw:text-style-name="P1" draw:layer="layout" svg:width="8.238cm" svg:height="8.233cm" svg:x="18.739cm" svg:y="0.64cm">
          <draw:image xlink:href="Pictures/10000201000002DA000002D944A8EC13F7592C3D.png" xlink:type="simple" xlink:show="embed" xlink:actuate="onLoad">
            <text:p/>
          </draw:image>
        </draw:frame>
        <draw:frame draw:style-name="gr6" draw:text-style-name="P1" draw:layer="layout" svg:width="8.236cm" svg:height="8.174cm" svg:x="9.774cm" svg:y="0.8cm">
          <draw:image xlink:href="Pictures/10000201000002DD000002D8D2D957C1E01CD685.png" xlink:type="simple" xlink:show="embed" xlink:actuate="onLoad">
            <text:p/>
          </draw:image>
        </draw:frame>
        <draw:frame draw:style-name="gr6" draw:text-style-name="P1" draw:layer="layout" svg:width="8.238cm" svg:height="8.233cm" svg:x="0.969cm" svg:y="0.789cm">
          <draw:image xlink:href="Pictures/10000201000002D8000002D80B8F896073FF3322.png" xlink:type="simple" xlink:show="embed" xlink:actuate="onLoad">
            <text:p/>
          </draw:image>
        </draw:frame>
        <draw:custom-shape draw:style-name="gr7" draw:text-style-name="P2" draw:layer="layout" svg:width="3.379cm" svg:height="1.643cm" svg:x="8.061cm" svg:y="4.0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184cm" svg:height="2.162cm" svg:x="1.603cm" svg:y="6.316cm">
          <draw:text-box>
            <text:p><text:span text:style-name="T1">0 </text:span><text:span text:style-name="T2">µs</text:span><text:span text:style-name="T3"> </text:span><text:span text:style-name="T4"><text:s/></text:span></text:p>
          </draw:text-box>
        </draw:frame>
        <draw:frame draw:style-name="gr8" draw:text-style-name="P3" draw:layer="layout" svg:width="4.184cm" svg:height="2.162cm" svg:x="10.547cm" svg:y="6.316cm">
          <draw:text-box>
            <text:p><text:span text:style-name="T1">1 </text:span><text:span text:style-name="T2">µs</text:span><text:span text:style-name="T3"> </text:span><text:span text:style-name="T4"><text:s/></text:span></text:p>
          </draw:text-box>
        </draw:frame>
        <draw:frame draw:style-name="gr8" draw:text-style-name="P3" draw:layer="layout" svg:width="4.184cm" svg:height="2.162cm" svg:x="19.254cm" svg:y="6.316cm">
          <draw:text-box>
            <text:p><text:span text:style-name="T1">5 </text:span><text:span text:style-name="T2">µs</text:span><text:span text:style-name="T3"> </text:span><text:span text:style-name="T4"><text:s/></text:span></text:p>
          </draw:text-box>
        </draw:frame>
        <draw:custom-shape draw:style-name="gr7" draw:text-style-name="P2" draw:layer="layout" svg:width="3.379cm" svg:height="1.643cm" svg:x="17.02cm" svg:y="4.0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948cm" svg:height="1.838cm" svg:x="22.477cm" svg:y="14.632cm">
          <draw:text-box>
            <text:p><text:span text:style-name="T1">10 </text:span><text:span text:style-name="T2">µs</text:span><text:span text:style-name="T3"> </text:span><text:span text:style-name="T5"><text:s/></text:span></text:p>
          </draw:text-box>
        </draw:frame>
        <draw:line draw:style-name="gr4" draw:text-style-name="P1" draw:layer="layout" svg:x1="13.999cm" svg:y1="9.876cm" svg:x2="23.355cm" svg:y2="11.236cm">
          <text:p/>
        </draw:line>
        <draw:custom-shape draw:style-name="gr7" draw:text-style-name="P2" draw:layer="layout" svg:width="3.379cm" svg:height="1.643cm" draw:transform="rotate (-1.5706217938697) translate (24.363cm 7.2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5" draw:layer="layout" svg:x1="14.732cm" svg:y1="21.891cm" svg:x2="26.916cm" svg:y2="21.891cm">
          <text:p/>
        </draw:line>
        <draw:frame draw:style-name="gr11" draw:text-style-name="P7" draw:layer="layout" svg:width="3.002cm" svg:height="2.139cm" svg:x="22.705cm" svg:y="20.703cm">
          <draw:text-box>
            <text:p text:style-name="P6"><text:span text:style-name="T6">70 nm</text:span><text:span text:style-name="T7"> </text:span><text:span text:style-name="T8"><text:s/>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WenQuanYi Zen Hei Sharp1" svg:font-family="'WenQuanYi Zen Hei Sharp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613cm" svg:height="7.047cm" svg:x="1.34cm" svg:y="2.397cm"/>
      <draw:page-thumbnail draw:layer="backgroundobjects" svg:width="8.613cm" svg:height="7.047cm" svg:x="1.34cm" svg:y="10.445cm"/>
      <draw:page-thumbnail draw:layer="backgroundobjects" svg:width="8.613cm" svg:height="7.047cm" svg:x="1.34cm" svg:y="18.493cm"/>
      <draw:page-thumbnail draw:layer="backgroundobjects" svg:width="8.613cm" svg:height="7.047cm" svg:x="11.635cm" svg:y="2.397cm"/>
      <draw:page-thumbnail draw:layer="backgroundobjects" svg:width="8.613cm" svg:height="7.047cm" svg:x="11.635cm" svg:y="10.445cm"/>
      <draw:page-thumbnail draw:layer="backgroundobjects" svg:width="8.613cm" svg:height="7.047cm" svg:x="11.635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7cm" svg:y="0.834cm" presentation:class="title" presentation:placeholder="true">
        <draw:text-box/>
      </draw:frame>
      <draw:frame presentation:style-name="Default-outline1" draw:layer="backgroundobjects" svg:width="25.199cm" svg:height="12.18cm" svg:x="1.397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1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2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Voegele</meta:initial-creator>
    <meta:creation-date>2016-05-19T10:11:14.442123359</meta:creation-date>
    <dc:date>2018-12-04T15:41:38.179517452</dc:date>
    <dc:creator>Martin Voegele</dc:creator>
    <meta:editing-duration>PT1H46M45S</meta:editing-duration>
    <meta:editing-cycles>11</meta:editing-cycles>
    <meta:generator>LibreOffice/5.0.6.2$Linux_X86_64 LibreOffice_project/00$Build-2</meta:generator>
    <meta:document-statistic meta:object-count="41"/>
  </office:meta>
</office:document-meta>
</file>